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1a846" officeooo:paragraph-rsid="0011a846" style:language-asian="zxx" style:country-asian="none" style:language-complex="zxx" style:country-complex="none"/>
    </style:style>
    <style:style style:name="P2" style:family="paragraph" style:parent-style-name="Standard" style:list-style-name="L2">
      <style:text-properties fo:language="zxx" fo:country="none" officeooo:rsid="0011a846" officeooo:paragraph-rsid="0011a846" style:language-asian="zxx" style:country-asian="none" style:language-complex="zxx" style:country-complex="none"/>
    </style:style>
    <style:style style:name="P3" style:family="paragraph" style:parent-style-name="Standard" style:list-style-name="L2">
      <style:text-properties fo:language="zxx" fo:country="none" fo:font-weight="bold" officeooo:rsid="0011a846" officeooo:paragraph-rsid="0011a84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2">
      <style:text-properties officeooo:paragraph-rsid="0011a846"/>
    </style:style>
    <style:style style:name="P5" style:family="paragraph" style:parent-style-name="Standard" style:list-style-name="L2">
      <style:text-properties officeooo:paragraph-rsid="001373f1"/>
    </style:style>
    <style:style style:name="P6" style:family="paragraph" style:parent-style-name="Standard" style:list-style-name="L2">
      <style:text-properties officeooo:paragraph-rsid="00157fb0"/>
    </style:style>
    <style:style style:name="P7" style:family="paragraph" style:parent-style-name="Standard" style:list-style-name="L2">
      <style:text-properties officeooo:rsid="001373f1" officeooo:paragraph-rsid="001373f1"/>
    </style:style>
    <style:style style:name="P8" style:family="paragraph" style:parent-style-name="Standard">
      <style:text-properties officeooo:rsid="001373f1" officeooo:paragraph-rsid="001373f1"/>
    </style:style>
    <style:style style:name="P9" style:family="paragraph" style:parent-style-name="Standard" style:list-style-name="L2">
      <style:text-properties fo:font-weight="bold" officeooo:rsid="001373f1" officeooo:paragraph-rsid="001373f1" style:font-weight-asian="bold" style:font-weight-complex="bold"/>
    </style:style>
    <style:style style:name="P10" style:family="paragraph" style:parent-style-name="Standard" style:list-style-name="L2">
      <style:text-properties officeooo:rsid="0013b58d" officeooo:paragraph-rsid="0013b58d"/>
    </style:style>
    <style:style style:name="P11" style:family="paragraph" style:parent-style-name="Standard" style:list-style-name="L2">
      <style:text-properties officeooo:rsid="00157fb0" officeooo:paragraph-rsid="00157f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11a846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1373f1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11a846" style:language-asian="zxx" style:country-asian="none" style:language-complex="zxx" style:country-complex="none"/>
    </style:style>
    <style:style style:name="T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1a846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373f1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fo:font-weight="normal" officeooo:rsid="0013b58d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157fb0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normal" officeooo:rsid="0015cd1c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c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49926868" text:style-name="L2">
        <text:list-item>
          <text:p text:style-name="P4"><text:span text:style-name="T3">Inizializzazione</text:span><text:span text:style-name="T6">:</text:span></text:p>
          <text:p text:style-name="P2">in Server::main vengono creati ConsensusModule (Follower?), Log, StateMachine</text:p>
          <text:p text:style-name="P2">alla creazione dei vari elementi vengono settate le condizioni iniziali:</text:p>
          <text:p text:style-name="P2">es currentTerm = 0, commitIndex = 0, lastApplied = 0</text:p>
          <text:p text:style-name="P2"/>
        </text:list-item>
        <text:list-item>
          <text:p text:style-name="P2"><text:span text:style-name="T1">currentTerm</text:span>: aggiornato ad ogni RPC ricevuta sulla base del parametro term</text:p>
          <text:p text:style-name="P2"/>
        </text:list-item>
        <text:list-item>
          <text:p text:style-name="P2"><text:span text:style-name="T1">votedFor</text:span>: aggiornato in RequestVoteRPC dopo aver votato, null quando cambia il term</text:p>
          <text:p text:style-name="P2"/>
        </text:list-item>
        <text:list-item>
          <text:p text:style-name="P2"><text:span text:style-name="T1">log</text:span>: aggiornato in RequestVoteRPC che chiama Log::appendEntry, che direi chiama a sua volta StateMachine::executeCommand</text:p>
          <text:p text:style-name="P2">-&gt; domanda: in maniera sincrona o asincrona? Direi l'appenEntry sincrono e l'executeCommand asincrono (ma da vedere meglio)</text:p>
        </text:list-item>
      </text:list>
      <text:p text:style-name="P1"/>
      <text:list xml:id="list190825232607493" text:continue-numbering="true" text:style-name="L2">
        <text:list-item>
          <text:p text:style-name="P3">commitIndex<text:span text:style-name="T13">: aggiornato in RequestVoteRPC</text:span></text:p>
          <text:p text:style-name="P3"><text:span text:style-name="T13"/></text:p>
        </text:list-item>
        <text:list-item>
          <text:p text:style-name="P4"><text:span text:style-name="T3">lastApplied</text:span><text:span text:style-name="T8">: da aggiornare </text:span><text:span text:style-name="T12">assieme a commitIndex, in base a questo eseguire i comandi sulla state machine -&gt; è ConsensusModule che chiama StateMachine::executeCommand, non Log (togliere referenza di log a state machine)</text:span></text:p>
          <text:p text:style-name="P4"><text:span text:style-name="T9"/></text:p>
        </text:list-item>
        <text:list-item>
          <text:p text:style-name="P5"><text:span text:style-name="T4">nextIndex[]</text:span><text:span text:style-name="T9">: inizializzato a 0 nel costruttore di Leader, aggiornato dal leader quando riceve risposta da AppendEntriesRPC ai follower</text:span></text:p>
          <text:p text:style-name="P7"><text:span text:style-name="T7"/></text:p>
        </text:list-item>
        <text:list-item>
          <text:p text:style-name="P9"><text:span text:style-name="T5">matchIndex[]: </text:span><text:span text:style-name="T7">inizializzato a 0 nel costruttore di Leader, aggiornato dal leader quando riceve risposta da AppendEntriesRPC ai follower</text:span></text:p>
          <text:p text:style-name="P7"><text:span text:style-name="T7"/></text:p>
        </text:list-item>
        <text:list-item>
          <text:p text:style-name="P7"><text:span text:style-name="T2">Comunicazione client-server</text:span><text:span text:style-name="T7">: </text:span></text:p>
          <text:p text:style-name="P7"><text:span text:style-name="T7">client chiama una RPC di server per mandare un comando (ad esempio Server::executeCommand); server </text:span><text:span text:style-name="T10">a sua volta dovrebbe chiamare un metodo di consensus module (ConsensusModule::handleCommand per esempio), implementato in modo diverso in Leader e Follower (Candidate?)</text:span></text:p>
          <text:p text:style-name="P7"><text:span text:style-name="T10">-&gt; Leader: gestisce effettivamente la richiesta (mette il command nel suo log e invia le <text:tab/> <text:s/><text:tab/> <text:s text:c="4"/>AppendEntriesRPC agli altri...)</text:span></text:p>
          <text:p text:style-name="P7"><text:span text:style-name="T10">-&gt; Follower: manda la richiesta al leader (deve sapere l'IP!)</text:span></text:p>
        </text:list-item>
      </text:list>
      <text:p text:style-name="P8"><text:span text:style-name="T10"/></text:p>
      <text:list xml:id="list190825784986398" text:continue-numbering="true" text:style-name="L2">
        <text:list-item>
          <text:p text:style-name="P10"><text:span text:style-name="T2">RMI vs Socket</text:span><text:span text:style-name="T7">: </text:span></text:p>
          <text:p text:style-name="P10"><text:span text:style-name="T7">-&gt; effettivamente il meccanismo è quello di RMI (procedure sincrone), ma dobbiamo impararlo; inoltre, come funzionano i thread con RMI è esplicitamente non specificato nella documentazione (e non è una cosa bella), </text:span></text:p>
          <text:p text:style-name="P10"><text:span text:style-name="T7">-&gt; usare le socket è più semplice, e ci lascia anche più libertà di gestire la sincronizzazione e il multithreading, ma bisogna reimplementare il meccanismo delle procedure sincrone (in realtà non è difficile)</text:span></text:p>
          <text:p text:style-name="P10"><text:span text:style-name="T7">-&gt; qualsiasi cosa scegliamo, dobbiamo capire come indirizzare fra loro i server (ip?naming di RMI?): </text:span><text:span text:style-name="T11">dobbiamo capire se il gruppo di server è statico (stesso id = stesso ip, gli id si sanno dall'inizio) o dinamico (si possono unire server con nuovi id – nel caso, dati da chi? Boh forse il leader?)</text:span></text:p>
        </text:list-item>
      </text:list>
      <text:p text:style-name="P8"><text:span text:style-name="T7"/></text:p>
      <text:list xml:id="list190825518404869" text:continue-numbering="true" text:style-name="L2">
        <text:list-item>
          <text:p text:style-name="P11"><text:span text:style-name="T2">Cosa implementare ora</text:span><text:span text:style-name="T7">: </text:span></text:p>
          <text:p text:style-name="P6"><text:span text:style-name="T11">inizializzazione, appendEntriesRPC, requestVoteRPC (v. pag. 4), Leader::executeCommand (quello di follower deve solo girare la chiamata al leader, ci penserei dopo)</text:span></text:p>
          <text:p text:style-name="P11"><text:span text:style-name="T7">magari comincerei da inserire le info in pag.4 nel codice, e poi leggendo man mano il paper aggiornare il nostro codice a seconda di quello che leggiamo</text:span></text:p>
          <text:p text:style-name="P11"><text:soft-page-break/><text:span text:style-name="T7">NB: salteranno fuori nuovi metodi di log e probabilmente di altre classi (es Log::deleteEntriesFrom), </text:span><text:span text:style-name="T12">e ci sarà anche da pensare a come implementare il lo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8:19:20.946343706</meta:creation-date>
    <dc:date>2022-03-16T19:08:23.883794525</dc:date>
    <meta:editing-duration>PT6M32S</meta:editing-duration>
    <meta:editing-cycles>1</meta:editing-cycles>
    <meta:document-statistic meta:table-count="0" meta:image-count="0" meta:object-count="0" meta:page-count="2" meta:paragraph-count="31" meta:word-count="446" meta:character-count="2895" meta:non-whitespace-character-count="2490"/>
    <meta:generator>LibreOffice/6.4.7.2$Linux_X86_64 LibreOffice_project/40$Build-2</meta:generator>
  </office:meta>
</office:document-meta>
</file>